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sin</mi>
      <msub>
        <mo stretchy="false">α</mo>
        <mi>n</mi>
      </msub>
      <mrow>
        <mi/>
        <mo stretchy="false">=</mo>
        <mi/>
      </mrow>
      <mi>n</mi>
      <mrow>
        <mfrac>
          <mrow>
            <mo stretchy="false">λ</mo>
          </mrow>
          <mrow>
            <mi>a</mi>
          </mrow>
        </mfrac>
      </mrow>
      <mi/>
      <mtext>;</mtext>
      <mi/>
      <mi>n</mi>
      <mrow>
        <mi/>
        <mo stretchy="false">=</mo>
        <mi/>
      </mrow>
      <mrow>
        <mrow>
          <mn>0,</mn>
          <mo stretchy="false">±</mo>
          <mn>1,</mn>
        </mrow>
        <mo stretchy="false">±</mo>
        <mn>2,</mn>
      </mrow>
      <mo stretchy="false">…</mo>
      <mi/>
      <mn>.</mn>
    </mrow>
    <annotation encoding="StarMath 5.0">sin %ialpha _n ` = ` n {{%ilambda} over {a}} ` ";" ~ ~ n ` = ` 0, +-1, +-2, dotslow ` .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